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407.492405" calcext:value-type="float">
            <text:p>23407.492405</text:p>
          </table:table-cell>
          <table:table-cell table:formula="of:=[.H2]/24/365" office:value-type="float" office:value="2.67208817408676" calcext:value-type="float">
            <text:p>2.6720881740867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3:41:32.789005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5T13:42:00.989436971</dc:date>
    <meta:editing-duration>P5DT16H32M29S</meta:editing-duration>
    <meta:editing-cycles>231</meta:editing-cycles>
    <meta:document-statistic meta:table-count="1" meta:cell-count="7305" meta:object-count="0"/>
  </office:meta>
</office:document-meta>
</file>